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ORDI CARRERAS LLADÓ</text:p>
      <text:p text:style-name="Text_20_body">18/03/2024</text:p>
      <text:p text:style-name="Text_20_body"/>
      <text:p text:style-name="Text_20_body">PROYECTO FINAL DATA SCIENCE IT ACADEMY : HIT PREDICTOR SPOTIFY</text:p>
      <text:p text:style-name="Text_20_body"/>
      <text:p text:style-name="Text_20_body"/>
      <text:list xml:id="list771182517516636052" text:style-name="L1">
        <text:list-item>
          <text:p text:style-name="P4"><text:span text:style-name="Strong_20_Emphasis">Presentación del conjunto <text:s/>de datos :</text:span>  </text:p>
        </text:list-item>
      </text:list>
      <text:p text:style-name="P2"/>
      <text:p text:style-name="P2"/>
      <text:p text:style-name="P2"><text:tab/>Estudio <text:s/>de las características que caracterizan a los temas más escuchados estos <text:tab/>últimos <text:tab/>años ( TOPLIST) en SPOTIFY .</text:p>
      <text:p text:style-name="P2"><text:tab/>Seleccionaremos las canciones más populares ( track_popularity &gt; 70 ) para determinar si<text:tab/>existen unas características sónicas ( features) propias que las definan.</text:p>
      <text:p text:style-name="P2"><text:tab/>Cual alquimistas intentaremos encontrar “ la fórmula mágica” que determina la popularidad <text:tab/>o no de una canción.</text:p>
      <text:p text:style-name="P2"><text:tab/>Una vez tengamos esta “fórmula” , testaremos en otro dataset para ver si descubrimos <text:tab/>canciones que por “fórmula” deberían ser populares pero no lo fueron. </text:p>
      <text:p text:style-name="P2"/>
      <text:p text:style-name="P2"/>
      <text:p text:style-name="P2"><text:tab/></text:p>
      <text:p text:style-name="P2"><text:tab/>El <text:s/>dataset <text:s/>con el entrenaremos al modelo contiene 32000 canciones y sus características <text:tab/>sónicas ( Tono, escala, y coef.sintéticos ) así como su popularidad.</text:p>
      <text:p text:style-name="P2"><text:tab/>El dataset con el que “testaremos” el modelo contiene 1M. canciones con sus <text:tab/>características y su popularidad.</text:p>
      <text:p text:style-name="P2"><text:s text:c="12"/></text:p>
      <text:p text:style-name="P2"><text:tab/></text:p>
      <text:p text:style-name="P2"><text:tab/></text:p>
      <text:p text:style-name="P2"><text:tab/></text:p>
      <text:p text:style-name="P2"><text:tab/></text:p>
      <text:list xml:id="list3462246703735433986" text:style-name="L2">
        <text:list-item>
          <text:list>
            <text:list-header>
              <text:p text:style-name="P5"/>
              <text:p text:style-name="P5"><text:s/></text:p>
            </text:list-header>
          </text:list>
        </text:list-item>
      </text:list>
      <text:p text:style-name="P2"/>
      <text:list xml:id="list31586793" text:continue-list="list771182517516636052" text:style-name="L1">
        <text:list-item>
          <text:p text:style-name="P4"><text:span text:style-name="Strong_20_Emphasis">Definició de les variables:</text:span> explicació teòrica de les principals variables que conté el conjunt de dades. </text:p>
        </text:list-item>
      </text:list>
      <text:p text:style-name="P2"/>
      <text:p text:style-name="P1"><text:tab/>Spotify “ofrece” algunas características sintéticas para definir los temas .</text:p>
      <text:p text:style-name="P2"><text:tab/>Estas son : </text:p>
      <text:p text:style-name="P2"/>
      <text:list xml:id="list31591477" text:continue-list="list3462246703735433986" text:style-name="L2">
        <text:list-item>
          <text:list>
            <text:list-item>
              <text:p text:style-name="P5">KEY : Clave de la canción por semitonos . Así, 1 es DO, <text:s/>2 es DO#, <text:s/>3 es RE..etc hasta SI = 11. Var. Categórica</text:p>
              <text:p text:style-name="P5"/>
            </text:list-item>
            <text:list-item>
              <text:p text:style-name="P5">LOUDNESS : <text:s/>“Volumen” medio <text:s/>para una canción en dB .</text:p>
              <text:p text:style-name="P5"/>
            </text:list-item>
            <text:list-item>
              <text:p text:style-name="P5">MODE : <text:s/>Tono MAYOR o MENOR de la canción . 1 si es MAYOR , 0 si es tono menor . Var. Categórica</text:p>
              <text:p text:style-name="P5"/>
            </text:list-item>
            <text:list-item>
              <text:p text:style-name="P5">SPEECHNESS : Determina la presencia de “partes” habladas en la canción. Así para podcasts / RAP/ Spoken words <text:s/>este suele ser &gt; 70 <text:s/>así como <text:s/>valores <text:s/>&lt; 30 suelen definir temas musicales.</text:p>
              <text:p text:style-name="P5"><text:soft-page-break/></text:p>
            </text:list-item>
            <text:list-item>
              <text:p text:style-name="P5">ACCOUSTICNESS: Acusticidad ( vs electricidad ) de las canciones . Canciones con instrumentos acústicos tendrán valores cercanos a 1 y presuponemos que temas más con instrumentos y timbres más eléctricos o electrónicos tendrán valores cercanos a 0 .</text:p>
              <text:p text:style-name="P5"/>
            </text:list-item>
            <text:list-item>
              <text:p text:style-name="P5">INSTRUMENTALNESS: Define la presencia o no de partes vocales en la canción. Cuanto más se acerca a <text:s/>1 más instrumental es la canción. Esperamos valores cercanos a 1 para JAZZ, CLASSICA, ETC</text:p>
              <text:p text:style-name="P5"/>
            </text:list-item>
            <text:list-item>
              <text:p text:style-name="P5">LIVENESS: Define la presencia o no de público durante la grabación, define si la canción <text:s/>ha sido gravada en Directo o en estudio. </text:p>
              <text:p text:style-name="P5"/>
            </text:list-item>
            <text:list-item>
              <text:p text:style-name="P5">VALENCE : Define si una canción es “ triste” <text:s/>(cercana a 0) o “alegre” (cercana a <text:s/>1)</text:p>
              <text:p text:style-name="P5"/>
            </text:list-item>
            <text:list-item>
              <text:p text:style-name="P5">TEMPO : <text:s/>Tempo de la canción en BPM</text:p>
              <text:p text:style-name="P5"/>
            </text:list-item>
            <text:list-item>
              <text:p text:style-name="P5">DURATION : Duración de la canción en Msegundos </text:p>
            </text:list-item>
          </text:list>
        </text:list-item>
      </text:list>
      <text:p text:style-name="P2"/>
      <text:p text:style-name="P2"><text:tab/></text:p>
      <text:p text:style-name="P2"/>
      <text:p text:style-name="P2"/>
      <text:p text:style-name="P2"/>
      <text:list xml:id="list31581986" text:continue-list="list31586793" text:style-name="L1">
        <text:list-item>
          <text:p text:style-name="P4"><text:span text:style-name="Strong_20_Emphasis">Presentación de los objetivos:</text:span> </text:p>
        </text:list-item>
      </text:list>
      <text:p text:style-name="P2"/>
      <text:p text:style-name="Text_20_body"/>
      <text:p text:style-name="P1"><text:tab/>Seleccionaremos las canciones más populares ( track_popularity &gt; 70 ) para determinar qué<text:tab/>características ( features) las definen.</text:p>
      <text:p text:style-name="P1"><text:tab/>Utilizaremos para ello el Dataset : este será el Dataset con el que “ entrenemos” al modelo</text:p>
      <text:p text:style-name="P1"/>
      <text:p text:style-name="P1"><text:tab/><text:a xlink:type="simple" xlink:href="https://www.kaggle.com/datasets/joebeachcapital/30000-spotify-songs" text:style-name="Internet_20_link" text:visited-style-name="Visited_20_Internet_20_Link">https://www.kaggle.com/datasets/joebeachcapital/30000-spotify-songs</text:a></text:p>
      <text:p text:style-name="P1"/>
      <text:p text:style-name="P1"/>
      <text:p text:style-name="P1"><text:tab/>Aplicaremos esta “clasificación” a otro dataset <text:s/>para <text:s/>encontrar <text:s/>" perlas" que por <text:tab/>características deberían haber sido populares pero no lo fueron, quizás por falta de <text:tab/>MKTG, etc..</text:p>
      <text:p text:style-name="P1"><text:tab/><text:a xlink:type="simple" xlink:href="https://www.kaggle.com/datasets/amitanshjoshi/spotify-1million-tracks" text:style-name="Internet_20_link" text:visited-style-name="Visited_20_Internet_20_Link">https://www.kaggle.com/datasets/amitanshjoshi/spotify-1million-tracks</text:a> </text:p>
      <text:p text:style-name="P1"/>
      <text:p text:style-name="P1"><text:tab/></text:p>
      <text:p text:style-name="P1"><text:tab/></text:p>
      <text:p text:style-name="P1"/>
      <text:p text:style-name="P1"><text:tab/>En cuanto a algoritmos utilizados, nuestro trabajo será de clasificación así que utilizaremos <text:tab/>ML de clasificación tipo RFC, Kneigbors, etc.</text:p>
      <text:p text:style-name="P1"/>
      <text:p text:style-name="P1"><text:tab/>Una vez tengamos “entrenado” al modelo con las características “ propias” a los Hits <text:tab/>haremos “ Transfer Learning” y aplicaremos estas clasificaciones a un nuevo dataset para <text:tab/>que nos clasifique las canciones entre “ HITS” y “ FRACASOS” . </text:p>
      <text:p text:style-name="P1"/>
      <text:p text:style-name="P1"><text:tab/>Confirmaremos la precisión del modelo comparando la <text:s/>predicción ( “HIT” o “ <text:tab/>FRACASO”) con la “ Track_popularity” de la canción.</text:p>
      <text:p text:style-name="P1"><text:tab/></text:p>
      <text:p text:style-name="P2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 </meta:initial-creator>
    <meta:creation-date>2024-03-19T10:16:38.06</meta:creation-date>
    <dc:date>2024-03-20T11:34:13.86</dc:date>
    <dc:creator>ISABEL </dc:creator>
    <meta:editing-duration>PT5H58M20S</meta:editing-duration>
    <meta:editing-cycles>17</meta:editing-cycles>
    <meta:generator>OpenOffice/4.1.6$Win32 OpenOffice.org_project/416m1$Build-9790</meta:generator>
    <meta:document-statistic meta:table-count="0" meta:image-count="0" meta:object-count="0" meta:page-count="3" meta:paragraph-count="43" meta:word-count="551" meta:character-count="3454"/>
  </office:meta>
</office:document-meta>
</file>